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0656af" officeooo:paragraph-rsid="001aa0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56af" officeooo:paragraph-rsid="001aa07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9473" officeooo:paragraph-rsid="001aa07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l" fo:country="GR" fo:font-weight="bold" officeooo:rsid="000729e6" officeooo:paragraph-rsid="001aa07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fo:font-weight="bold" officeooo:rsid="0029e605" officeooo:paragraph-rsid="001aa07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fo:font-weight="normal" officeooo:rsid="00069473" officeooo:paragraph-rsid="001aa07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l" fo:country="GR" fo:font-weight="bold" officeooo:rsid="000656af" officeooo:paragraph-rsid="001aa07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l" fo:country="GR" fo:font-weight="bold" officeooo:rsid="002af996" officeooo:paragraph-rsid="002af99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l" fo:country="GR" fo:font-weight="normal" officeooo:rsid="001ea409" officeooo:paragraph-rsid="001aa07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2cdc49"/>
    </style:style>
    <style:style style:name="P11" style:family="paragraph" style:parent-style-name="Standard">
      <style:paragraph-properties fo:text-align="center" style:justify-single-word="false"/>
      <style:text-properties fo:language="el" fo:country="GR" fo:font-weight="normal" officeooo:rsid="00378149" officeooo:paragraph-rsid="001aa0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weight="normal" officeooo:rsid="00507fe7" officeooo:paragraph-rsid="00507fe7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aa07d"/>
    </style:style>
    <style:style style:name="P14" style:family="paragraph" style:parent-style-name="Standard">
      <style:paragraph-properties fo:text-align="center" style:justify-single-word="false"/>
      <style:text-properties fo:font-size="14pt" fo:language="el" fo:country="GR" fo:font-weight="bold" officeooo:rsid="000729e6" officeooo:paragraph-rsid="0052a14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el" fo:country="GR" fo:font-weight="bold" officeooo:rsid="0029e605" officeooo:paragraph-rsid="001aa07d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language="el" fo:country="GR" fo:font-weight="normal" officeooo:rsid="0055ea55" officeooo:paragraph-rsid="0055ea55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language="el" fo:country="GR" fo:font-weight="normal" officeooo:rsid="005fa62f" officeooo:paragraph-rsid="00660ccb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language="el" fo:country="GR" fo:font-weight="normal" officeooo:rsid="0029e605" officeooo:paragraph-rsid="007eff9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language="el" fo:country="GR" fo:font-weight="normal" officeooo:rsid="007d2ecc" officeooo:paragraph-rsid="001aa07d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language="el" fo:country="GR" fo:font-weight="normal" officeooo:rsid="007d2ecc" officeooo:paragraph-rsid="007eff94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language="el" fo:country="GR" fo:font-weight="bold" officeooo:rsid="00663d73" officeooo:paragraph-rsid="00663d73" style:font-size-asian="12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language="el" fo:country="GR" fo:font-weight="bold" officeooo:rsid="006c426d" officeooo:paragraph-rsid="006c426d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language="el" fo:country="GR" fo:font-weight="bold" officeooo:rsid="006daa7c" officeooo:paragraph-rsid="006daa7c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language="el" fo:country="GR" fo:font-weight="bold" officeooo:rsid="00724c16" officeooo:paragraph-rsid="00724c16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74e9e" style:font-weight-asian="normal" style:font-weight-complex="normal"/>
    </style:style>
    <style:style style:name="T3" style:family="text">
      <style:text-properties fo:font-weight="normal" officeooo:rsid="0068a38b" style:font-weight-asian="normal" style:font-weight-complex="normal"/>
    </style:style>
    <style:style style:name="T4" style:family="text">
      <style:text-properties fo:font-weight="normal" officeooo:rsid="006a9168" style:font-weight-asian="normal" style:font-weight-complex="normal"/>
    </style:style>
    <style:style style:name="T5" style:family="text">
      <style:text-properties fo:font-weight="normal" officeooo:rsid="006daa7c" style:font-weight-asian="normal" style:font-weight-complex="normal"/>
    </style:style>
    <style:style style:name="T6" style:family="text">
      <style:text-properties fo:font-weight="normal" officeooo:rsid="00742e5c" style:font-weight-asian="normal" style:font-weight-complex="normal"/>
    </style:style>
    <style:style style:name="T7" style:family="text">
      <style:text-properties fo:font-weight="normal" officeooo:rsid="0076d983" style:font-weight-asian="normal" style:font-weight-complex="normal"/>
    </style:style>
    <style:style style:name="T8" style:family="text">
      <style:text-properties fo:font-weight="normal" officeooo:rsid="0087b4b7" style:font-weight-asian="normal" style:font-weight-complex="normal"/>
    </style:style>
    <style:style style:name="T9" style:family="text">
      <style:text-properties fo:font-weight="normal" officeooo:rsid="0087e6e7" style:font-weight-asian="normal" style:font-weight-complex="normal"/>
    </style:style>
    <style:style style:name="T10" style:family="text">
      <style:text-properties officeooo:rsid="00334d8e"/>
    </style:style>
    <style:style style:name="T11" style:family="text">
      <style:text-properties officeooo:rsid="002c6217"/>
    </style:style>
    <style:style style:name="T12" style:family="text">
      <style:text-properties officeooo:rsid="001b5af2"/>
    </style:style>
    <style:style style:name="T13" style:family="text">
      <style:text-properties fo:language="el" fo:country="GR" fo:font-weight="normal" officeooo:rsid="002af996" style:font-weight-asian="normal" style:font-weight-complex="normal"/>
    </style:style>
    <style:style style:name="T14" style:family="text">
      <style:text-properties fo:language="el" fo:country="GR" fo:font-weight="normal" officeooo:rsid="004ab604" style:font-weight-asian="normal" style:font-weight-complex="normal"/>
    </style:style>
    <style:style style:name="T15" style:family="text">
      <style:text-properties fo:language="el" fo:country="GR" fo:font-weight="bold" officeooo:rsid="002af996" style:font-weight-asian="bold" style:font-weight-complex="bold"/>
    </style:style>
    <style:style style:name="T16" style:family="text">
      <style:text-properties fo:language="el" fo:country="GR" fo:font-weight="bold" officeooo:rsid="0048c50d" style:font-weight-asian="bold" style:font-weight-complex="bold"/>
    </style:style>
    <style:style style:name="T17" style:family="text">
      <style:text-properties officeooo:rsid="0032263c"/>
    </style:style>
    <style:style style:name="T18" style:family="text">
      <style:text-properties officeooo:rsid="00507fe7"/>
    </style:style>
    <style:style style:name="T19" style:family="text">
      <style:text-properties officeooo:rsid="0051599f"/>
    </style:style>
    <style:style style:name="T20" style:family="text">
      <style:text-properties officeooo:rsid="0052a14d"/>
    </style:style>
    <style:style style:name="T21" style:family="text">
      <style:text-properties officeooo:rsid="0057275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72758" style:font-weight-asian="bold" style:font-weight-complex="bold"/>
    </style:style>
    <style:style style:name="T24" style:family="text">
      <style:text-properties fo:font-weight="bold" officeooo:rsid="0060a931" style:font-weight-asian="bold" style:font-weight-complex="bold"/>
    </style:style>
    <style:style style:name="T25" style:family="text">
      <style:text-properties fo:font-weight="bold" officeooo:rsid="00608279" style:font-weight-asian="bold" style:font-weight-complex="bold"/>
    </style:style>
    <style:style style:name="T26" style:family="text">
      <style:text-properties officeooo:rsid="00608279"/>
    </style:style>
    <style:style style:name="T27" style:family="text">
      <style:text-properties officeooo:rsid="0060a931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572758"/>
    </style:style>
    <style:style style:name="T30" style:family="text">
      <style:text-properties officeooo:rsid="00674e9e"/>
    </style:style>
    <style:style style:name="T31" style:family="text">
      <style:text-properties fo:font-size="12pt" fo:language="el" fo:country="GR" fo:font-weight="normal" officeooo:rsid="0029e605" style:font-size-asian="10.5pt" style:font-weight-asian="normal" style:font-size-complex="12pt" style:font-weight-complex="normal"/>
    </style:style>
    <style:style style:name="T32" style:family="text">
      <style:text-properties officeooo:rsid="00742e5c"/>
    </style:style>
    <style:style style:name="T33" style:family="text">
      <style:text-properties officeooo:rsid="0076d983"/>
    </style:style>
    <style:style style:name="T34" style:family="text">
      <style:text-properties officeooo:rsid="007b8152"/>
    </style:style>
    <style:style style:name="T35" style:family="text">
      <style:text-properties officeooo:rsid="007e2fcb"/>
    </style:style>
    <style:style style:name="T36" style:family="text">
      <style:text-properties officeooo:rsid="0081ec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Εργασία</text:span> <text:span text:style-name="T18">1</text:span></text:p>
      <text:p text:style-name="P7"/>
      <text:p text:style-name="P2">Ονοματεπώνυμο: <text:span text:style-name="T1">Αντώνιος Κληρονόμος</text:span></text:p>
      <text:p text:style-name="P3">Αριθμός Μητρώου: <text:span text:style-name="T1">1115201500069</text:span></text:p>
      <text:p text:style-name="P6"/>
      <text:p text:style-name="P6"/>
      <text:p text:style-name="P4"><text:span text:style-name="T34">Σύντομη π</text:span>εριγραφή προγράμματος</text:p>
      <text:p text:style-name="P11"/>
      <text:p text:style-name="P12">Το πρόγραμμα διαβάζει τα αρχεία με τα transactions και τα bitcoin balances, τα κάνει validate και δημιουργεί συγκεκριμένες δομές <text:span text:style-name="T19">τις οποίες γεμίζει</text:span> με valid <text:span text:style-name="T19">δεδομένα</text:span>. Έπειτα, περιμένει input από το χρήστη έτσι ώστε να εκτελέσει διαδικασίες <text:span text:style-name="T36">ανάλογα με το</text:span> command που δίνεται ως input <text:span text:style-name="T20">κάθε φορά</text:span>. <text:span text:style-name="T20">Πριν το πρόγραμμα σταματήσει είτε με την εντολή ./exit ή με SIGINT ή λόγω πρόωρου τερματισμού λόγω σφάλματος, όλη η δεσμευμένη μνήμη αποδεσμεύεται.</text:span></text:p>
      <text:p text:style-name="P12"/>
      <text:p text:style-name="P12"/>
      <text:p text:style-name="P14">Περιγραφή <text:span text:style-name="T20">δομών</text:span></text:p>
      <text:p text:style-name="P14"/>
      <text:list xml:id="list2224273727" text:style-name="L3">
        <text:list-item>
          <text:p text:style-name="P16">Για κάθε valid bitcoin που διαβάζεται από το αρχείο με τα bitcoin balances <text:span text:style-name="T21">δημιουργείται ένα </text:span><text:span text:style-name="T23">BitcoinTree</text:span><text:span text:style-name="T21"> το οποίο προστίθεται </text:span><text:span text:style-name="T29">ως δείκτης</text:span><text:span text:style-name="T21"> στην κύρια λίστα με όλα τα </text:span><text:span text:style-name="T23">BitcoinTree</text:span><text:span text:style-name="T21"> (κάθε ένα από τα οποία βρίσκεται μέσα σε ένα </text:span><text:span text:style-name="T23">BitcoinListNode</text:span><text:span text:style-name="T21">) που υπάρχουν, αλλά και στη λίστα που περιέχει τα </text:span><text:span text:style-name="T23">BitcoinTree</text:span><text:span text:style-name="T21"> του αρχικού κατόχου του. Άρα κάθε </text:span><text:span text:style-name="T23">BitcoinTree</text:span><text:span text:style-name="T21"> δημιουργείται μόνο μία φορά και προστίθεται στις κατάλληλες λίστες ως δείκτης.</text:span></text:p>
        </text:list-item>
        <text:list-item>
          <text:p text:style-name="P17">Για κάθε valid transaction που διαβάζεται από το αρχείο με τα transactions δημιουργείται ένα <text:span text:style-name="T22">Transaction</text:span> το οποίο προστίθεται <text:span text:style-name="T28">ως δείκτης</text:span> στ<text:span text:style-name="T27">ην κατάλληλη </text:span><text:span text:style-name="T24">TransactionList</text:span><text:span text:style-name="T27"> του κατάλληλου </text:span><text:span text:style-name="T24">Bucket</text:span><text:span text:style-name="T27"> του</text:span> senderHashTable (τύπου <text:span text:style-name="T22">HashTable</text:span>),<text:span text:style-name="T27"> </text:span>στ<text:span text:style-name="T27">ην κατάλληλη </text:span><text:span text:style-name="T24">TransactionList </text:span><text:span text:style-name="T27">του κατάλληλου </text:span><text:span text:style-name="T24">Bucket</text:span><text:span text:style-name="T27"> του</text:span> receiverHashTable (τύπου <text:span text:style-name="T22">HashTable</text:span>) <text:span text:style-name="T26">και στα κατάλληλα </text:span><text:span text:style-name="T25">BitcoinTreeNode</text:span><text:span text:style-name="T26"> των </text:span><text:span text:style-name="T25">BitcoinTree</text:span><text:span text:style-name="T26"> των bitcoins που χρησιμοποιήθηκαν για να γίνει το transaction. Άρα κάθε </text:span><text:span text:style-name="T25">Transaction</text:span><text:span text:style-name="T26"> δημιουργείται μόνο μία φορά και προστίθεται στις κατάλληλες λίστες και στα κατάλληλα </text:span><text:span text:style-name="T25">BitcoinTreeNode</text:span><text:span text:style-name="T26"> ως δείκτης.</text:span></text:p>
        </text:list-item>
        <text:list-item>
          <text:p text:style-name="P21">HashTable<text:span text:style-name="T1">: Περιέχει έναν πίνακα από δείκτες σε </text:span>BucketList<text:span text:style-name="T1">. Το κάθε </text:span>BucketList<text:span text:style-name="T1"> αποτελεί μία λίστα από </text:span>Bucket<text:span text:style-name="T1">. Το κάθε </text:span>Bucket<text:span text:style-name="T1"> περιέχει έναν πίνακα από δείκτες σε </text:span>TransactionList<text:span text:style-name="T1">. Το κάθε </text:span>TransactionList<text:span text:style-name="T1"> αποτελεί μία λίστα από </text:span>Transaction<text:span text:style-name="T1"> </text:span><text:span text:style-name="T2">ταξινομημένη </text:span><text:span text:style-name="T4">κατά αύξουσα σειρά</text:span><text:span text:style-name="T2"> με βάσ</text:span><text:span text:style-name="T3">η</text:span><text:span text:style-name="T2"> τ</text:span><text:span text:style-name="T3">η χρονική στιγμή</text:span><text:span text:style-name="T2"> πραγματοποίησ</text:span><text:span text:style-name="T8">ης</text:span><text:span text:style-name="T2"> των </text:span><text:span text:style-name="T30">Transaction </text:span><text:span text:style-name="T9">(timestamp)</text:span><text:span text:style-name="T1">.</text:span></text:p>
        </text:list-item>
        <text:list-item>
          <text:p text:style-name="P22">WalletList<text:span text:style-name="T1">: Λίστα από </text:span>Wallet<text:span text:style-name="T1"> η οποία είναι ταξινομημένη κατά αύξουσα σειρά με βάση το wallet id.</text:span></text:p>
        </text:list-item>
        <text:list-item>
          <text:p text:style-name="P23">BitcoinList<text:span text:style-name="T1">: Λίστα από </text:span>BitcoinListNode<text:span text:style-name="T1"> η οποία είναι ταξινομημένη κατά αύξουσα σειρά με βάση το bitcoin id.</text:span></text:p>
        </text:list-item>
        <text:list-item>
          <text:p text:style-name="P24">TransactionList<text:span text:style-name="T1">: Λίστα από </text:span>Transaction <text:span text:style-name="T1">η οπο</text:span><text:span text:style-name="T6">ία</text:span><text:span text:style-name="T1"> (για κάθε wallet id) </text:span><text:span text:style-name="T6">στο </text:span><text:span text:style-name="T32">HashTable</text:span><text:span text:style-name="T1"> είναι αυτόματα ταξινομημένη κατά </text:span><text:span text:style-name="T5">αύξουσα σειρά με βάση το </text:span><text:span text:style-name="T1">timestamp </text:span><text:span text:style-name="T7">εφόσον κάθε φορά που προστίθεται σε αυτή ένα </text:span><text:span text:style-name="T33">Transaction</text:span><text:span text:style-name="T7">, προστίθεται στο τέλος της.</text:span></text:p>
        </text:list-item>
      </text:list>
      <text:p text:style-name="P8"/>
      <text:p text:style-name="P10"><text:span text:style-name="T15">Σημε</text:span><text:span text:style-name="T16">ίωση</text:span><text:span text:style-name="T15">: </text:span><text:span text:style-name="T13">Στα αρχεία με τον κώδικα υπάρχουν αρκετά επεξηγηματικά σχόλια που διασαφηνίζουν περισσότερο τη λειτουργία του προγράμματος. </text:span><text:span text:style-name="T14">Στην παραπάνω περιγραφή, κάποιες διαδικασίες έχουν παραληφθεί για λόγους απλότητας.</text:span></text:p>
      <text:p text:style-name="P9"/>
      <text:p text:style-name="P9"/>
      <text:p text:style-name="P5"/>
      <text:p text:style-name="P5"/>
      <text:p text:style-name="P5"/>
      <text:p text:style-name="P5"><text:soft-page-break/></text:p>
      <text:p text:style-name="P5">Εντολ<text:span text:style-name="T10">ές</text:span> <text:span text:style-name="T11">μεταγλώττισης</text:span> και εκτέλεσης</text:p>
      <text:p text:style-name="P5"/>
      <text:list xml:id="list1053918139" text:style-name="L4">
        <text:list-item>
          <text:p text:style-name="P13"><text:span text:style-name="T31">make</text:span></text:p>
        </text:list-item>
        <text:list-item>
          <text:p text:style-name="P18">./exe/bitcoin -a bitcoinBalances -t transactions -v 15 -h1 10 -h2 20 -b 100</text:p>
          <text:p text:style-name="P20"><text:span text:style-name="T31">(οι τιμές των arguments είναι ενδεικτικές)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9:43:57.306277788</meta:creation-date>
    <dc:date>2019-03-13T14:25:24.249874248</dc:date>
    <meta:editing-duration>PT2H22M28S</meta:editing-duration>
    <meta:editing-cycles>104</meta:editing-cycles>
    <meta:generator>LibreOffice/6.0.6.2$Linux_X86_64 LibreOffice_project/00m0$Build-2</meta:generator>
    <meta:document-statistic meta:table-count="0" meta:image-count="0" meta:object-count="0" meta:page-count="2" meta:paragraph-count="17" meta:word-count="394" meta:character-count="2714" meta:non-whitespace-character-count="2345"/>
  </office:meta>
</office:document-meta>
</file>